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7ac21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4"/>
    <style:style style:name="P5" style:family="paragraph" style:parent-style-name="List_20_Paragraph" style:list-style-name="WWNum6"/>
    <style:style style:name="P6" style:family="paragraph" style:parent-style-name="List_20_Paragraph" style:list-style-name="WWNum8"/>
    <style:style style:name="P7" style:family="paragraph" style:parent-style-name="List_20_Paragraph" style:list-style-name="WWNum9"/>
    <style:style style:name="P8" style:family="paragraph" style:parent-style-name="List_20_Paragraph" style:list-style-name="WWNum10"/>
    <style:style style:name="P9" style:family="paragraph" style:parent-style-name="List_20_Paragraph" style:list-style-name="WWNum11"/>
    <style:style style:name="P10" style:family="paragraph" style:parent-style-name="List_20_Paragraph" style:list-style-name="WWNum12"/>
    <style:style style:name="P11" style:family="paragraph" style:parent-style-name="List_20_Paragraph" style:list-style-name="WWNum13"/>
    <style:style style:name="P12" style:family="paragraph" style:parent-style-name="List_20_Paragraph" style:list-style-name="WWNum14"/>
    <style:style style:name="P13" style:family="paragraph" style:parent-style-name="List_20_Paragraph">
      <style:paragraph-properties fo:margin-left="0cm" fo:margin-right="0cm" fo:text-indent="0cm" style:auto-text-indent="false"/>
      <style:text-properties officeooo:paragraph-rsid="00065a8d"/>
    </style:style>
    <style:style style:name="T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" style:family="text">
      <style:text-properties officeooo:rsid="00065a8d"/>
    </style:style>
    <style:style style:name="T3" style:family="text">
      <style:text-properties officeooo:rsid="0007ac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><text:bookmark text:name="_GoBack"/><text:span text:style-name="T1">Voici les Sources/Annexe sur notre sujet :</text:span></text:p>
      <text:p text:style-name="Standard"/>
      <text:list xml:id="list212833327041452673" text:style-name="WWNum1">
        <text:list-item>
          <text:p text:style-name="P3"><text:a xlink:type="simple" xlink:href="https://information.tv5monde.com/info/etude-pisa-quels-sont-les-resultats-des-pays-francophones-335343#:~:text=La%20France%20se%20situe%20dans,en%20math%C3%A9matiques%20et%20en%20sciences" text:style-name="Internet_20_link" text:visited-style-name="Visited_20_Internet_20_Link">https://information.tv5monde.com/info/etude-pisa-quels-sont-les-resultats-des-pays-francophones-335343#:~:text=La%20France%20se%20situe%20dans,en%20math%C3%A9matiques%20et%20en%20sciences</text:a>.</text:p>
        </text:list-item>
      </text:list>
      <text:p text:style-name="Standard"/>
      <text:list xml:id="list226383544525166783" text:style-name="WWNum4">
        <text:list-item>
          <text:p text:style-name="P4"><text:a xlink:type="simple" xlink:href="https://www.innovation-pedagogique.fr/article9196.html" text:style-name="Internet_20_link" text:visited-style-name="Visited_20_Internet_20_Link">https://www.innovation-pedagogique.fr/article9196.html</text:a></text:p>
        </text:list-item>
      </text:list>
      <text:p text:style-name="Standard"/>
      <text:list xml:id="list4109215621782664141" text:style-name="WWNum6">
        <text:list-item>
          <text:p text:style-name="P5"><text:a xlink:type="simple" xlink:href="https://theconversation.com/transformer-lapprentissage-des-maths-un-defi-pour-lecole-152581" text:style-name="Internet_20_link" text:visited-style-name="Visited_20_Internet_20_Link">https://theconversation.com/transformer-lapprentissage-des-maths-un-defi-pour-lecole-152581</text:a></text:p>
        </text:list-item>
      </text:list>
      <text:p text:style-name="Standard"/>
      <text:list xml:id="list573557658622181612" text:style-name="WWNum8">
        <text:list-item>
          <text:p text:style-name="P6"><text:a xlink:type="simple" xlink:href="https://mathix.org/linux/archives/7610" text:style-name="Internet_20_link" text:visited-style-name="Visited_20_Internet_20_Link">https://mathix.org/linux/archives/7610</text:a></text:p>
        </text:list-item>
      </text:list>
      <text:p text:style-name="Standard"/>
      <text:list xml:id="list5582506576542096941" text:style-name="WWNum9">
        <text:list-item>
          <text:p text:style-name="P7"><text:a xlink:type="simple" xlink:href="https://hal.archives-ouvertes.fr/hal-01740484/document" text:style-name="Internet_20_link" text:visited-style-name="Visited_20_Internet_20_Link">https://hal.archives-ouvertes.fr/hal-01740484/document</text:a></text:p>
        </text:list-item>
      </text:list>
      <text:p text:style-name="Standard"/>
      <text:list xml:id="list6266351259256774789" text:style-name="WWNum10">
        <text:list-item>
          <text:p text:style-name="P8"><text:a xlink:type="simple" xlink:href="https://www.franceinter.fr/education/la-france-avant-derniere-du-classement-international-timss-sur-l-enseignement-des-maths-et-des-sciences" text:style-name="Internet_20_link" text:visited-style-name="Visited_20_Internet_20_Link">https://www.franceinter.fr/education/la-france-avant-derniere-du-classement-international-timss-sur-l-enseignement-des-maths-et-des-sciences</text:a></text:p>
        </text:list-item>
      </text:list>
      <text:p text:style-name="Standard"/>
      <text:list xml:id="list8254956784910188859" text:style-name="WWNum11">
        <text:list-item>
          <text:p text:style-name="P9"><text:a xlink:type="simple" xlink:href="https://rmc.bfmtv.com/actualites/politique/pourquoi-les-eleves-francais-sont-si-mauvais-en-mathematiques_AV-202202080599.html#:~:text=Un%20%C3%A9l%C3%A8ve%20sur%20quatre%20ne,l'Albanie%20et%20le%20Kazakhstan" text:style-name="Internet_20_link" text:visited-style-name="Visited_20_Internet_20_Link">https://rmc.bfmtv.com/actualites/politique/pourquoi-les-eleves-francais-sont-si-mauvais-en-mathematiques_AV-202202080599.html#:~:text=Un%20%C3%A9l%C3%A8ve%20sur%20quatre%20ne,l'Albanie%20et%20le%20Kazakhstan</text:a>.</text:p>
        </text:list-item>
      </text:list>
      <text:p text:style-name="Standard"/>
      <text:list xml:id="list8076998669768365265" text:style-name="WWNum12">
        <text:list-item>
          <text:p text:style-name="P10"><text:a xlink:type="simple" xlink:href="https://www.liberation.fr/france/2020/12/08/niveau-en-maths-et-en-sciences-la-france-s-enfonce_1807926/" text:style-name="Internet_20_link" text:visited-style-name="Visited_20_Internet_20_Link">https://www.liberation.fr/france/2020/12/08/niveau-en-maths-et-en-sciences-la-france-s-enfonce_1807926/</text:a></text:p>
        </text:list-item>
      </text:list>
      <text:p text:style-name="Standard"/>
      <text:list xml:id="list2598881199805168317" text:style-name="WWNum13">
        <text:list-item>
          <text:p text:style-name="P11"><text:a xlink:type="simple" xlink:href="https://smf.emath.fr/smf-dossiers-et-ressources/0121-nouveaux-profils-des-etudiants-en-sciences-avec-le-filtre-des" text:style-name="Internet_20_link" text:visited-style-name="Visited_20_Internet_20_Link">https://smf.emath.fr/smf-dossiers-et-ressources/0121-nouveaux-profils-des-etudiants-en-sciences-avec-le-filtre-des</text:a></text:p>
        </text:list-item>
      </text:list>
      <text:p text:style-name="Standard"/>
      <text:list xml:id="list4779164988656096306" text:style-name="WWNum14">
        <text:list-item>
          <text:p text:style-name="P12"><text:a xlink:type="simple" xlink:href="http://megamathsblog.blogspot.com/2021/12/statistiques-du-capes-externe-de.html" text:style-name="Internet_20_link" text:visited-style-name="Visited_20_Internet_20_Link">http://megamathsblog.blogspot.com/2021/12/statistiques-du-capes-externe-de.html</text:a></text:p>
        </text:list-item>
      </text:list>
      <text:p text:style-name="List_20_Paragraph"/>
      <text:p text:style-name="List_20_Paragraph"/>
      <text:p text:style-name="P13"><text:span text:style-name="T2"><text:s text:c="7"/>- <text:s text:c="3"/></text:span><text:a xlink:type="simple" xlink:href="https://equalocean.com/news/201904061724" text:style-name="Internet_20_link" text:visited-style-name="Visited_20_Internet_20_Link"><text:span text:style-name="T2">https://equalocean.com/news/201904061724</text:span></text:a></text:p>
      <text:p text:style-name="P13"/>
      <text:p text:style-name="P1"><text:span text:style-name="T3"><text:s text:c="6"/>- <text:s text:c="3"/></text:span><text:a xlink:type="simple" xlink:href="https://blog.deloitte.fr/l-intelligence-artificielle-apprentissage-enseignement-personnalise/" text:style-name="Internet_20_link" text:visited-style-name="Visited_20_Internet_20_Link"><text:span text:style-name="T3">https://blog.deloitte.fr/l-intelligence-artificielle-apprentissage-enseignement-personnalise/</text:span></text:a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/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Calibri2" svg:font-family="Calibri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ment Rimbeuf</meta:initial-creator>
    <meta:creation-date>2022-05-04T20:51:38</meta:creation-date>
    <dc:date>2022-05-31T16:22:58.266303889</dc:date>
    <meta:generator>LibreOffice/5.2.7.2$Linux_X86_64 LibreOffice_project/20m0$Build-2</meta:generator>
    <meta:editing-duration>PT1M24S</meta:editing-duration>
    <meta:editing-cycles>1</meta:editing-cycles>
    <meta:document-statistic meta:table-count="0" meta:image-count="0" meta:object-count="0" meta:page-count="2" meta:paragraph-count="13" meta:word-count="31" meta:character-count="1277" meta:non-whitespace-character-count="1250"/>
    <meta:user-defined meta:name="AppVersion">16.0000</meta:user-defined>
    <meta:user-defined meta:name="ContentTypeId">0x010100F1E41D29189C3E41A99B53DEC2E5CD1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